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37"/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aticSynchronization</text:p>
          </table:table-cell>
          <table:table-cell office:value-type="float" office:value="3" calcext:value-type="float" table:number-columns-spanned="1" table:number-rows-spanned="3">
            <text:p>3</text:p>
          </table:table-cell>
          <table:table-cell table:style-name="ce3" office:value-type="date" office:date-value="2024-01-09" calcext:value-type="date" table:number-columns-spanned="1" table:number-rows-spanned="7">
            <text:p>09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Volatile keyword</text:p>
          </table:table-cell>
          <table:covered-table-cell table:number-columns-repeated="2"/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application properties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office:value-type="string" calcext:value-type="string">
            <text:p>Spring cloud gateway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Routes spring cloud gate way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Circuit breaker</text:p>
          </table:table-cell>
          <table:table-cell office:value-type="float" office:value="3" calcext:value-type="float" table:number-columns-spanned="1" table:number-rows-spanned="2">
            <text:p>3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Resiline4j</text:p>
          </table:table-cell>
          <table:covered-table-cell office:value-type="float" office:value="1" calcext:value-type="float">
            <text:p>1</text:p>
          </table:covered-table-cell>
          <table:covered-table-cell/>
          <table:table-cell table:number-columns-repeated="4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 style:data-style-name="N2" text:time-value="18:08:14.97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09T18:14:47.974000000</dc:date>
    <meta:editing-duration>P2DT4H17M59S</meta:editing-duration>
    <meta:editing-cycles>72</meta:editing-cycles>
    <meta:generator>LibreOffice/7.2.2.2$Windows_X86_64 LibreOffice_project/02b2acce88a210515b4a5bb2e46cbfb63fe97d56</meta:generator>
    <meta:document-statistic meta:table-count="1" meta:cell-count="16" meta:object-count="0"/>
  </office:meta>
</office:document-meta>
</file>